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0.7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6.188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5.883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9.35cm"/>
    </style:style>
    <style:style style:name="co17" style:family="table-column">
      <style:table-column-properties fo:break-before="auto" style:column-width="3.551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5.604cm"/>
    </style:style>
    <style:style style:name="co20" style:family="table-column">
      <style:table-column-properties fo:break-before="auto" style:column-width="1.332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2.65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88cm solid #000000" fo:border-right="0.035cm solid #000000" fo:border-top="0.088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35cm solid #000000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4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35cm solid #000000" fo:border-left="0.035cm solid #000000" fo:border-right="0.035cm solid #000000" fo:border-top="0.088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8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88cm solid #000000" fo:border-top="0.088cm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2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3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style:font-name="Arial" style:font-name-asian="Andale Sans UI" style:font-name-complex="Tahoma"/>
    </style:style>
  </office:automatic-styles>
  <office:body>
    <office:spreadsheet>
      <table:table table:name="Charmes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olaires</text:p>
          </table:table-cell>
          <table:table-cell table:style-name="ce5" office:value-type="string">
            <text:p>Prérequi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ût</text:p>
          </table:table-cell>
          <table:table-cell table:style-name="ce5" office:value-type="string">
            <text:p>Durée</text:p>
          </table:table-cell>
          <table:table-cell table:style-name="ce10" office:value-type="string">
            <text:p>Note</text:p>
          </table:table-cell>
          <table:table-cell/>
          <table:table-cell table:style-name="ce1" office:value-type="string">
            <text:p>Etrangers</text:p>
          </table:table-cell>
          <table:table-cell table:style-name="ce5" office:value-type="string">
            <text:p>Prérequi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ût</text:p>
          </table:table-cell>
          <table:table-cell table:style-name="ce5" office:value-type="string">
            <text:p>Durée</text:p>
          </table:table-cell>
          <table:table-cell table:style-name="ce10" office:value-type="string">
            <text:p>Note</text:p>
          </table:table-cell>
        </table:table-row>
        <table:table-row table:style-name="ro2">
          <table:table-cell table:style-name="ce2" office:value-type="string">
            <text:p>Guerre</text:p>
          </table:table-cell>
          <table:table-cell/>
          <table:table-cell office:value-type="string">
            <text:p>1ère Prouesse</text:p>
          </table:table-cell>
          <table:table-cell table:number-columns-repeated="4"/>
          <table:table-cell table:style-name="ce2" office:value-type="string">
            <text:p>Arcanoï</text:p>
          </table:table-cell>
          <table:table-cell table:style-name="ce6"/>
          <table:table-cell table:style-name="ce8" office:value-type="string">
            <text:p>Forme de Fumée</text:p>
          </table:table-cell>
          <table:table-cell table:style-name="ce6" office:value-type="string">
            <text:p>4a.</text:p>
          </table:table-cell>
          <table:table-cell table:style-name="ce6" office:value-type="string">
            <text:p>variable</text:p>
          </table:table-cell>
          <table:table-cell table:style-name="ce13" office:value-type="string">
            <text:p>(Wits+Larceny) actions</text:p>
          </table:table-cell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Signal de Ralliement des Troupes</text:p>
          </table:table-cell>
          <table:table-cell office:value-type="string">
            <text:p>4a., 1v.</text:p>
          </table:table-cell>
          <table:table-cell office:value-type="string">
            <text:p>réflexe</text:p>
          </table:table-cell>
          <table:table-cell office:value-type="string">
            <text:p>Réussit automatiquement un jet de vaillanc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number-columns-repeated="7"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style-name="ce2" office:value-type="string">
            <text:p>Mêlée</text:p>
          </table:table-cell>
          <table:table-cell/>
          <table:table-cell table:style-name="ce8" office:value-type="string">
            <text:p>2ème Prouesse</text:p>
          </table:table-cell>
          <table:table-cell table:number-columns-repeated="4"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Technique du tigre Affamée</text:p>
          </table:table-cell>
          <table:table-cell office:value-type="string">
            <text:p>1 a.</text:p>
          </table:table-cell>
          <table:table-cell office:value-type="string">
            <text:p>instant.</text:p>
          </table:table-cell>
          <table:table-cell office:value-type="string">
            <text:p>double les dégâts dû aux excédents de succès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Défense du Plongeon de l'Hirondelle</text:p>
          </table:table-cell>
          <table:table-cell office:value-type="string">
            <text:p>2a.</text:p>
          </table:table-cell>
          <table:table-cell office:value-type="string">
            <text:p>réflexe</text:p>
          </table:table-cell>
          <table:table-cell office:value-type="string">
            <text:p>ignore les pénalités à la VD de parad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Contre-Attaque Solaire</text:p>
          </table:table-cell>
          <table:table-cell office:value-type="string">
            <text:p>3a.</text:p>
          </table:table-cell>
          <table:table-cell office:value-type="string">
            <text:p>instant.</text:p>
          </table:table-cell>
          <table:table-cell office:value-type="string">
            <text:p>fournit une contre-attaqu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Position du Rempart</text:p>
          </table:table-cell>
          <table:table-cell office:value-type="string">
            <text:p>5a.</text:p>
          </table:table-cell>
          <table:table-cell office:value-type="string">
            <text:p>réflexe</text:p>
          </table:table-cell>
          <table:table-cell office:value-type="string">
            <text:p>ignore les pénalités à la VD de parade jusqu'à la prochaine action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+</text:p>
          </table:table-cell>
          <table:table-cell office:value-type="string">
            <text:p>Défense du Gardien des Cieux</text:p>
          </table:table-cell>
          <table:table-cell office:value-type="string">
            <text:p>4a.</text:p>
          </table:table-cell>
          <table:table-cell office:value-type="string">
            <text:p>réflexe</text:p>
          </table:table-cell>
          <table:table-cell office:value-type="string">
            <text:p>parade parfait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+</text:p>
          </table:table-cell>
          <table:table-cell office:value-type="string">
            <text:p>Position des Cinq Boucliers</text:p>
          </table:table-cell>
          <table:table-cell office:value-type="string">
            <text:p>5a., 1v.</text:p>
          </table:table-cell>
          <table:table-cell office:value-type="string">
            <text:p>simple</text:p>
          </table:table-cell>
          <table:table-cell office:value-type="string">
            <text:p>ignore les pénalités à la VD de parade durant la scèn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number-columns-repeated="7"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style-name="ce2" office:value-type="string">
            <text:p>Force d'Âme</text:p>
          </table:table-cell>
          <table:table-cell/>
          <table:table-cell office:value-type="string">
            <text:p>Défense du Lion Vertueux</text:p>
          </table:table-cell>
          <table:table-cell table:number-columns-repeated="2" office:value-type="string">
            <text:p>-</text:p>
          </table:table-cell>
          <table:table-cell office:value-type="string">
            <text:p>trahir un attachement est un ordre inacceptabl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number-columns-repeated="2"/>
          <table:table-cell office:value-type="string">
            <text:p>Technique de Préservation de l'Âme</text:p>
          </table:table-cell>
          <table:table-cell office:value-type="string">
            <text:p>5a. / 1v.</text:p>
          </table:table-cell>
          <table:table-cell office:value-type="string">
            <text:p>réflexe</text:p>
          </table:table-cell>
          <table:table-cell office:value-type="string">
            <text:p>payer en atome pour refuser une influence anormal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number-columns-repeated="2"/>
          <table:table-cell office:value-type="string">
            <text:p>1ère Prouesse</text:p>
          </table:table-cell>
          <table:table-cell table:number-columns-repeated="4"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Position Psychique de Résistance à la Tentation</text:p>
          </table:table-cell>
          <table:table-cell office:value-type="string">
            <text:p>6a.</text:p>
          </table:table-cell>
          <table:table-cell office:value-type="string">
            <text:p>réflexe</text:p>
          </table:table-cell>
          <table:table-cell office:value-type="string">
            <text:p>+ Tempérance à sa VDM d'esquive durant le reste de la scèn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Défense du Rêve Insaisissable</text:p>
          </table:table-cell>
          <table:table-cell office:value-type="string">
            <text:p>5a.</text:p>
          </table:table-cell>
          <table:table-cell office:value-type="string">
            <text:p>réflexe</text:p>
          </table:table-cell>
          <table:table-cell office:value-type="string">
            <text:p>défense parfaite contre les influence mentales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/>
          <table:table-cell office:value-type="string">
            <text:p>+++</text:p>
          </table:table-cell>
          <table:table-cell office:value-type="string">
            <text:p>Méditation du Héros Transcendant</text:p>
          </table:table-cell>
          <table:table-cell office:value-type="string">
            <text:p>10a., 4v.</text:p>
          </table:table-cell>
          <table:table-cell office:value-type="string">
            <text:p>réflexe</text:p>
          </table:table-cell>
          <table:table-cell office:value-type="string">
            <text:p>Brise les Illusions, Compulsion et Servitude</text:p>
          </table:table-cell>
          <table:table-cell/>
          <table:table-cell table:style-name="ce3"/>
          <table:table-cell table:style-name="ce6" table:number-columns-repeated="4"/>
          <table:table-cell table:style-name="ce11"/>
        </table:table-row>
        <table:table-row table:style-name="ro2">
          <table:table-cell table:number-columns-repeated="7"/>
          <table:table-cell table:style-name="ce4"/>
          <table:table-cell table:style-name="ce7" table:number-columns-repeated="4"/>
          <table:table-cell table:style-name="ce12"/>
        </table:table-row>
        <table:table-row table:style-name="ro2">
          <table:table-cell table:style-name="ce2" office:value-type="string">
            <text:p>Présence</text:p>
          </table:table-cell>
          <table:table-cell/>
          <table:table-cell office:value-type="string">
            <text:p>1èr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Technique des Paroles Hypnotiques</text:p>
          </table:table-cell>
          <table:table-cell office:value-type="string">
            <text:p>10a., 1v.</text:p>
          </table:table-cell>
          <table:table-cell office:value-type="string">
            <text:p>simple</text:p>
          </table:table-cell>
          <table:table-cell office:value-type="string">
            <text:p>influence mentale anormal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ajesté Rayonnante</text:p>
          </table:table-cell>
          <table:table-cell office:value-type="string">
            <text:p>7a.</text:p>
          </table:table-cell>
          <table:table-cell office:value-type="string">
            <text:p>réflexe</text:p>
          </table:table-cell>
          <table:table-cell office:value-type="string">
            <text:p>empêche d'attaquer le solaire, physiquement ou socialeme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Jugement Solaire Châtiant l'Ennemi</text:p>
          </table:table-cell>
          <table:table-cell office:value-type="string">
            <text:p>2a.</text:p>
          </table:table-cell>
          <table:table-cell office:value-type="string">
            <text:p>add.</text:p>
          </table:table-cell>
          <table:table-cell office:value-type="string">
            <text:p>rend une attaque sacré, améliore certaines attaques sociales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Représentation</text:p>
          </table:table-cell>
          <table:table-cell/>
          <table:table-cell office:value-type="string">
            <text:p>Attitude Commmandant le Respect</text:p>
          </table:table-cell>
          <table:table-cell office:value-type="string">
            <text:p>5a.</text:p>
          </table:table-cell>
          <table:table-cell office:value-type="string">
            <text:p>simple</text:p>
          </table:table-cell>
          <table:table-cell office:value-type="string">
            <text:p>oblige à regarder respectueusement le spectacle du solair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>
            <text:p>1èr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Représentations aux Mille Illusions</text:p>
          </table:table-cell>
          <table:table-cell table:number-columns-repeated="2" office:value-type="string">
            <text:p>-</text:p>
          </table:table-cell>
          <table:table-cell office:value-type="string">
            <text:p>crée des illusions ethérées quand utilise ses prouesse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Procédé de Bouleversement du Coeur</text:p>
          </table:table-cell>
          <table:table-cell office:value-type="string">
            <text:p>6a.</text:p>
          </table:table-cell>
          <table:table-cell office:value-type="string">
            <text:p>add.</text:p>
          </table:table-cell>
          <table:table-cell office:value-type="string">
            <text:p>inspire l'émotion désirée durant une scèn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Danse du Succube</text:p>
          </table:table-cell>
          <table:table-cell office:value-type="string">
            <text:p>10a., 1v.</text:p>
          </table:table-cell>
          <table:table-cell office:value-type="string">
            <text:p>simple</text:p>
          </table:table-cell>
          <table:table-cell office:value-type="string">
            <text:p>tombe amoureux du Solaire <text:s/>et de ce qu'il représent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Résistance</text:p>
          </table:table-cell>
          <table:table-cell/>
          <table:table-cell office:value-type="string">
            <text:p>Méditation Regénératrice</text:p>
          </table:table-cell>
          <table:table-cell office:value-type="string">
            <text:p>10a.</text:p>
          </table:table-cell>
          <table:table-cell office:value-type="string">
            <text:p>add.</text:p>
          </table:table-cell>
          <table:table-cell office:value-type="string">
            <text:p>rythme de regénération 10x plus rapid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éditation du Chêne Immuable</text:p>
          </table:table-cell>
          <table:table-cell office:value-type="string">
            <text:p>3a.</text:p>
          </table:table-cell>
          <table:table-cell office:value-type="string">
            <text:p>réflexe</text:p>
          </table:table-cell>
          <table:table-cell office:value-type="string">
            <text:p>Endurance 8 contre cette attaq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L'Esprit Renforce l'Enveloppe</text:p>
          </table:table-cell>
          <table:table-cell office:value-type="string">
            <text:p>1 a./dés</text:p>
          </table:table-cell>
          <table:table-cell office:value-type="string">
            <text:p>réflexe</text:p>
          </table:table-cell>
          <table:table-cell office:value-type="string">
            <text:p>réduit les dégâts bruts infligé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>
            <text:p>Technique du Corps de Taureau</text:p>
          </table:table-cell>
          <table:table-cell table:number-columns-repeated="2" office:value-type="string">
            <text:p>-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Médecine</text:p>
          </table:table-cell>
          <table:table-cell/>
          <table:table-cell table:style-name="ce8" office:value-type="string">
            <text:p>2èm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Toucher du Guerisseur</text:p>
          </table:table-cell>
          <table:table-cell office:value-type="string">
            <text:p>2a.</text:p>
          </table:table-cell>
          <table:table-cell office:value-type="string">
            <text:p>add.</text:p>
          </table:table-cell>
          <table:table-cell office:value-type="string">
            <text:p>permet de traiter des patients sans médicaments, sans pénalité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Technique de Soin des Blessures</text:p>
          </table:table-cell>
          <table:table-cell office:value-type="string">
            <text:p>10a.</text:p>
          </table:table-cell>
          <table:table-cell office:value-type="string">
            <text:p>add.</text:p>
          </table:table-cell>
          <table:table-cell office:value-type="string">
            <text:p>soigne des blessures en une heur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Méditation de Guérison des Blessures</text:p>
          </table:table-cell>
          <table:table-cell office:value-type="string">
            <text:p>10a.</text:p>
          </table:table-cell>
          <table:table-cell office:value-type="string">
            <text:p>add.</text:p>
          </table:table-cell>
          <table:table-cell office:value-type="string">
            <text:p>soigne la maladie d'un patient, transforme aggravé en léta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Onction de Robustesse Miraculeuse</text:p>
          </table:table-cell>
          <table:table-cell office:value-type="string">
            <text:p>10a.</text:p>
          </table:table-cell>
          <table:table-cell office:value-type="string">
            <text:p>simple</text:p>
          </table:table-cell>
          <table:table-cell office:value-type="string">
            <text:p>fournit Quintessence niveaux de santé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echnique du Diagnostic Infaillible</text:p>
          </table:table-cell>
          <table:table-cell table:number-columns-repeated="2"/>
          <table:table-cell office:value-type="string">
            <text:p>améliore (Perception + Médecine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éditation de Restauration de l'Intégrité Physique</text:p>
          </table:table-cell>
          <table:table-cell table:number-columns-repeated="2" office:value-type="string">
            <text:p>-</text:p>
          </table:table-cell>
          <table:table-cell office:value-type="string">
            <text:p>permet de soigner tout effet Handica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éthode de Purification des Maladies</text:p>
          </table:table-cell>
          <table:table-cell table:number-columns-repeated="2" office:value-type="string">
            <text:p>-</text:p>
          </table:table-cell>
          <table:table-cell office:value-type="string">
            <text:p>permet de soigner tout effet Maladi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éthode de Purge des Poisons</text:p>
          </table:table-cell>
          <table:table-cell table:number-columns-repeated="2" office:value-type="string">
            <text:p>-</text:p>
          </table:table-cell>
          <table:table-cell office:value-type="string">
            <text:p>permet de soigner tout effet Po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éthodologie du Traitement Instantané</text:p>
          </table:table-cell>
          <table:table-cell office:value-type="string">
            <text:p>7a.</text:p>
          </table:table-cell>
          <table:table-cell office:value-type="string">
            <text:p>simple</text:p>
          </table:table-cell>
          <table:table-cell office:value-type="string">
            <text:p>accélère le traitement d'un patient jusqu'à quelque secondes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Savoir</text:p>
          </table:table-cell>
          <table:table-cell/>
          <table:table-cell office:value-type="string">
            <text:p>1ère Prouesse, 3èm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éthodologie des Connaissances Cohérentes</text:p>
          </table:table-cell>
          <table:table-cell office:value-type="string">
            <text:p>10a., 2v.</text:p>
          </table:table-cell>
          <table:table-cell office:value-type="string">
            <text:p>1 semaine</text:p>
          </table:table-cell>
          <table:table-cell office:value-type="string">
            <text:p>entraîne un groupe de personn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Entraînement de l'Erudit Légendaire</text:p>
          </table:table-cell>
          <table:table-cell table:number-columns-repeated="2" office:value-type="string">
            <text:p>-</text:p>
          </table:table-cell>
          <table:table-cell office:value-type="string">
            <text:p>améliore le prérequi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Gloire Solaire Immanente</text:p>
          </table:table-cell>
          <table:table-cell table:number-columns-repeated="2" office:value-type="string">
            <text:p>-</text:p>
          </table:table-cell>
          <table:table-cell office:value-type="string">
            <text:p>Bien gouverner accroit sa quintessenc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Bureaucratie</text:p>
          </table:table-cell>
          <table:table-cell/>
          <table:table-cell office:value-type="string">
            <text:p>1èr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Accélérer les rouages</text:p>
          </table:table-cell>
          <table:table-cell office:value-type="string">
            <text:p>8a.</text:p>
          </table:table-cell>
          <table:table-cell office:value-type="string">
            <text:p>Théatrale</text:p>
          </table:table-cell>
          <table:table-cell office:value-type="string">
            <text:p>accélère une action longue de Bureaucrati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Méthode d'Optimisation de l'Administration</text:p>
          </table:table-cell>
          <table:table-cell office:value-type="string">
            <text:p>8a., 1v.</text:p>
          </table:table-cell>
          <table:table-cell office:value-type="string">
            <text:p>add.</text:p>
          </table:table-cell>
          <table:table-cell office:value-type="string">
            <text:p>rend une organisation plus efficac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Occultisme</text:p>
          </table:table-cell>
          <table:table-cell/>
          <table:table-cell table:style-name="ce8" office:value-type="string">
            <text:p>1ère Prouesse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>
            <text:p>Sorcellerie du cercle Terrest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Sorcellerie du Cercle Céleste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>
            <text:p>Oeil de Détection des Espri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table:style-name="ce8" office:value-type="string">
            <text:p>Vision Omniciente du Sorci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Charme de Chakra Ardent du Sorcier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>
            <text:p>Attaque Tranche-Espri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Technique d'Absorption des Esprit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Diagramme de Répulsion des Esprit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>
            <text:p>Nécromancie du 1er Cercle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Linguistique</text:p>
          </table:table-cell>
          <table:table-cell/>
          <table:table-cell office:value-type="string">
            <text:p>1èr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Maîtrise Parfaite du Pinceau</text:p>
          </table:table-cell>
          <table:table-cell office:value-type="string">
            <text:p>8a.</text:p>
          </table:table-cell>
          <table:table-cell office:value-type="string">
            <text:p>simple</text:p>
          </table:table-cell>
          <table:table-cell office:value-type="string">
            <text:p>rend les écrits du solaire surnaturellement beau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Oeil Perspicace du Lettré</text:p>
          </table:table-cell>
          <table:table-cell office:value-type="string">
            <text:p>6a., 1v.</text:p>
          </table:table-cell>
          <table:table-cell office:value-type="string">
            <text:p>réflexe</text:p>
          </table:table-cell>
          <table:table-cell office:value-type="string">
            <text:p>permet de déchiffrer code et inscriptions obscur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>
            <text:p>Discernement Judicieux de l'Intention</text:p>
          </table:table-cell>
          <table:table-cell office:value-type="string">
            <text:p>3a.</text:p>
          </table:table-cell>
          <table:table-cell office:value-type="string">
            <text:p>réflexe</text:p>
          </table:table-cell>
          <table:table-cell office:value-type="string">
            <text:p>comprend la motivation sous-jacente d'une affirma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Style d'Expression Poétique</text:p>
          </table:table-cell>
          <table:table-cell office:value-type="string">
            <text:p>3a.</text:p>
          </table:table-cell>
          <table:table-cell office:value-type="string">
            <text:p>réflexe</text:p>
          </table:table-cell>
          <table:table-cell office:value-type="string">
            <text:p>permet de se faire comprendre par tou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++</text:p>
          </table:table-cell>
          <table:table-cell office:value-type="string">
            <text:p>Langue de l'Excellent Emissaire</text:p>
          </table:table-cell>
          <table:table-cell table:number-columns-repeated="2" office:value-type="string">
            <text:p>-</text:p>
          </table:table-cell>
          <table:table-cell office:value-type="string">
            <text:p>permet de comprendre une langue jamais appris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Savoir-Vivre</text:p>
          </table:table-cell>
          <table:table-cell/>
          <table:table-cell office:value-type="string">
            <text:p>1ère Prouess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Comprendre la Cour</text:p>
          </table:table-cell>
          <table:table-cell office:value-type="string">
            <text:p>20a., 1v.</text:p>
          </table:table-cell>
          <table:table-cell office:value-type="string">
            <text:p>Théatrale</text:p>
          </table:table-cell>
          <table:table-cell office:value-type="string">
            <text:p>comprend la façon dont les gens intéragissen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assembler les Fidèles</text:p>
          </table:table-cell>
          <table:table-cell office:value-type="string">
            <text:p>10a., 1v.</text:p>
          </table:table-cell>
          <table:table-cell office:value-type="string">
            <text:p>simple</text:p>
          </table:table-cell>
          <table:table-cell office:value-type="string">
            <text:p>crée un groupe social qui suivra le solair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éthode du Courtisan Perspicace</text:p>
          </table:table-cell>
          <table:table-cell office:value-type="string">
            <text:p>3a., 1v.</text:p>
          </table:table-cell>
          <table:table-cell office:value-type="string">
            <text:p>simple</text:p>
          </table:table-cell>
          <table:table-cell office:value-type="string">
            <text:p>modifie les comportments d'un groupe socia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iatribe Créatrice de Tabou</text:p>
          </table:table-cell>
          <table:table-cell office:value-type="string">
            <text:p>3a., 1v.</text:p>
          </table:table-cell>
          <table:table-cell office:value-type="string">
            <text:p>simple</text:p>
          </table:table-cell>
          <table:table-cell office:value-type="string">
            <text:p>condamne ou encourage un comportement donné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7"/>
          <table:table-cell table:style-name="ce9" office:value-type="string">
            <text:p>Maîtrise des Bonnes Manières</text:p>
          </table:table-cell>
          <table:table-cell table:style-name="ce7" office:value-type="string">
            <text:p>1a.</text:p>
          </table:table-cell>
          <table:table-cell table:style-name="ce7" office:value-type="string">
            <text:p>réflexe</text:p>
          </table:table-cell>
          <table:table-cell table:style-name="ce12" office:value-type="string">
            <text:p>divers bonus d'interaction</text:p>
          </table:table-cell>
          <table:table-cell table:number-columns-repeated="7"/>
        </table:table-row>
      </table:table>
      <table:table table:name="Sorcellerie" table:style-name="ta1" table:print="false">
        <table:table-column table:style-name="co12" table:default-cell-style-name="ce3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1"/>
        <table:table-column table:style-name="co7" table:default-cell-style-name="Default"/>
        <table:table-column table:style-name="co17" table:default-cell-style-name="ce3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11"/>
        <table:table-row table:style-name="ro1">
          <table:table-cell table:style-name="ce1" office:value-type="string">
            <text:p>Sorcellerie</text:p>
          </table:table-cell>
          <table:table-cell table:style-name="ce5" office:value-type="string">
            <text:p>Usage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ût</text:p>
          </table:table-cell>
          <table:table-cell table:style-name="ce5" office:value-type="string">
            <text:p>Durée</text:p>
          </table:table-cell>
          <table:table-cell table:style-name="ce10" office:value-type="string">
            <text:p>Note</text:p>
          </table:table-cell>
          <table:table-cell/>
          <table:table-cell table:style-name="ce1" office:value-type="string">
            <text:p>Nécromancie</text:p>
          </table:table-cell>
          <table:table-cell table:style-name="ce5" office:value-type="string">
            <text:p>Usage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ût</text:p>
          </table:table-cell>
          <table:table-cell table:style-name="ce5" office:value-type="string">
            <text:p>Durée</text:p>
          </table:table-cell>
          <table:table-cell table:style-name="ce10" office:value-type="string">
            <text:p>Note</text:p>
          </table:table-cell>
        </table:table-row>
        <table:table-row table:style-name="ro2">
          <table:table-cell table:style-name="ce2" office:value-type="string">
            <text:p>1er Cercle</text:p>
          </table:table-cell>
          <table:table-cell office:value-type="string">
            <text:p>Baston</text:p>
          </table:table-cell>
          <table:table-cell table:style-name="ce8" office:value-type="string">
            <text:p>Danse des Cobras de Fumée</text:p>
          </table:table-cell>
          <table:table-cell table:number-columns-repeated="2"/>
          <table:table-cell office:value-type="string">
            <text:p>5 cobras se jettent sur la cible</text:p>
          </table:table-cell>
          <table:table-cell/>
          <table:table-cell table:style-name="ce2" office:value-type="string">
            <text:p>1er Cercle</text:p>
          </table:table-cell>
          <table:table-cell office:value-type="string">
            <text:p>***</text:p>
          </table:table-cell>
          <table:table-cell office:value-type="string">
            <text:p>Summon Ghost</text:p>
          </table:table-cell>
          <table:table-cell table:number-columns-repeated="2"/>
          <table:table-cell office:value-type="string">
            <text:p>invoque un fantôme</text:p>
          </table:table-cell>
        </table:table-row>
        <table:table-row table:style-name="ro2">
          <table:table-cell table:number-columns-repeated="2"/>
          <table:table-cell office:value-type="string">
            <text:p>Burning Eye of The Offender</text:p>
          </table:table-cell>
          <table:table-cell table:number-columns-repeated="2"/>
          <table:table-cell office:value-type="string">
            <text:p>pénalité interne contre toute attaque ciblant le sorcier</text:p>
          </table:table-cell>
          <table:table-cell table:number-columns-repeated="3"/>
          <table:table-cell office:value-type="string">
            <text:p>Door of the Dead</text:p>
          </table:table-cell>
          <table:table-cell table:number-columns-repeated="2"/>
          <table:table-cell office:value-type="string">
            <text:p>ouvre une porte vers l'outremonde</text:p>
          </table:table-cell>
        </table:table-row>
        <table:table-row table:style-name="ro2">
          <table:table-cell table:number-columns-repeated="2"/>
          <table:table-cell office:value-type="string">
            <text:p>Curtain of Quartz</text:p>
          </table:table-cell>
          <table:table-cell table:number-columns-repeated="2"/>
          <table:table-cell office:value-type="string">
            <text:p>-2 à la VD pour quiconque autour du sorci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Flight of Separation</text:p>
          </table:table-cell>
          <table:table-cell table:number-columns-repeated="2"/>
          <table:table-cell office:value-type="string">
            <text:p>fuir le danger en se trasformant en volée d'oiseaux</text:p>
          </table:table-cell>
          <table:table-cell table:number-columns-repeated="2"/>
          <table:table-cell office:value-type="string">
            <text:p>**</text:p>
          </table:table-cell>
          <table:table-cell office:value-type="string">
            <text:p>Dusk Eye</text:p>
          </table:table-cell>
          <table:table-cell table:number-columns-repeated="2"/>
          <table:table-cell office:value-type="string">
            <text:p>permet de voir dans l'outremonde</text:p>
          </table:table-cell>
        </table:table-row>
        <table:table-row table:style-name="ro2">
          <table:table-cell table:number-columns-repeated="2"/>
          <table:table-cell office:value-type="string">
            <text:p>Personnal Tempest</text:p>
          </table:table-cell>
          <table:table-cell table:number-columns-repeated="2"/>
          <table:table-cell office:value-type="string">
            <text:p>90% de couvert</text:p>
          </table:table-cell>
          <table:table-cell table:number-columns-repeated="3"/>
          <table:table-cell office:value-type="string">
            <text:p>Soul Brand</text:p>
          </table:table-cell>
          <table:table-cell table:number-columns-repeated="2"/>
          <table:table-cell office:value-type="string">
            <text:p>empêche son porteur d'être attaqué par les zombies</text:p>
          </table:table-cell>
        </table:table-row>
        <table:table-row table:style-name="ro2">
          <table:table-cell table:number-columns-repeated="2"/>
          <table:table-cell office:value-type="string">
            <text:p>Thunder Wolf's Howl</text:p>
          </table:table-cell>
          <table:table-cell table:number-columns-repeated="2"/>
          <table:table-cell office:value-type="string">
            <text:p>Attaque imparable et imblocable, de zone qui rend sourd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>
            <text:p>*</text:p>
          </table:table-cell>
          <table:table-cell office:value-type="string">
            <text:p>Banish Ghost</text:p>
          </table:table-cell>
          <table:table-cell table:number-columns-repeated="2"/>
          <table:table-cell office:value-type="string">
            <text:p>banie un fantôme</text:p>
          </table:table-cell>
        </table:table-row>
        <table:table-row table:style-name="ro2">
          <table:table-cell/>
          <table:table-cell office:value-type="string">
            <text:p>Divination</text:p>
          </table:table-cell>
          <table:table-cell office:value-type="string">
            <text:p>Messager Infaillible</text:p>
          </table:table-cell>
          <table:table-cell table:number-columns-repeated="2"/>
          <table:table-cell office:value-type="string">
            <text:p>Un messager apparaît et transporte les paroles du sorcier</text:p>
          </table:table-cell>
          <table:table-cell table:number-columns-repeated="3"/>
          <table:table-cell office:value-type="string">
            <text:p>Faces of the Dead</text:p>
          </table:table-cell>
          <table:table-cell table:number-columns-repeated="2"/>
          <table:table-cell office:value-type="string">
            <text:p>invoque une masse piégeant les âmes des fantômes</text:p>
          </table:table-cell>
        </table:table-row>
        <table:table-row table:style-name="ro2">
          <table:table-cell table:number-columns-repeated="2"/>
          <table:table-cell office:value-type="string">
            <text:p>Coin of Distant Vision</text:p>
          </table:table-cell>
          <table:table-cell table:number-columns-repeated="2"/>
          <table:table-cell office:value-type="string">
            <text:p>Permet de voir là où la pièce a été laissée</text:p>
          </table:table-cell>
          <table:table-cell table:number-columns-repeated="3"/>
          <table:table-cell office:value-type="string">
            <text:p>Contremagie de F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ragon of Smoke and Flame</text:p>
          </table:table-cell>
          <table:table-cell table:number-columns-repeated="2"/>
          <table:table-cell office:value-type="string">
            <text:p>Guide vers des trésors cachés</text:p>
          </table:table-cell>
          <table:table-cell table:number-columns-repeated="3"/>
          <table:table-cell office:value-type="string">
            <text:p>Master Pupeteer's Knife</text:p>
          </table:table-cell>
          <table:table-cell table:number-columns-repeated="2"/>
          <table:table-cell office:value-type="string">
            <text:p>coupe les fils qui font danser les zombies</text:p>
          </table:table-cell>
        </table:table-row>
        <table:table-row table:style-name="ro2">
          <table:table-cell table:number-columns-repeated="2"/>
          <table:table-cell office:value-type="string">
            <text:p>the Eye and the Mouth</text:p>
          </table:table-cell>
          <table:table-cell table:number-columns-repeated="2"/>
          <table:table-cell office:value-type="string">
            <text:p>Lit et transcrit les textes obscur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Eye of Alliance</text:p>
          </table:table-cell>
          <table:table-cell table:number-columns-repeated="2"/>
          <table:table-cell office:value-type="string">
            <text:p>lier les participants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Bone Puppet Dance</text:p>
          </table:table-cell>
          <table:table-cell table:number-columns-repeated="2"/>
          <table:table-cell office:value-type="string">
            <text:p>Prend la commande d'un squelette</text:p>
          </table:table-cell>
        </table:table-row>
        <table:table-row table:style-name="ro2">
          <table:table-cell table:number-columns-repeated="2"/>
          <table:table-cell office:value-type="string">
            <text:p>the Sacred Tongue</text:p>
          </table:table-cell>
          <table:table-cell table:number-columns-repeated="2"/>
          <table:table-cell office:value-type="string">
            <text:p>Parler la langue de Babel</text:p>
          </table:table-cell>
          <table:table-cell table:number-columns-repeated="3"/>
          <table:table-cell office:value-type="string">
            <text:p>Five Gift</text:p>
          </table:table-cell>
          <table:table-cell table:number-columns-repeated="2"/>
          <table:table-cell office:value-type="string">
            <text:p>permet au fantôme de ressentir le monde comme un vivant</text:p>
          </table:table-cell>
        </table:table-row>
        <table:table-row table:style-name="ro2">
          <table:table-cell table:number-columns-repeated="9"/>
          <table:table-cell office:value-type="string">
            <text:p>Gathering a Ghost's String</text:p>
          </table:table-cell>
          <table:table-cell table:number-columns-repeated="2"/>
          <table:table-cell office:value-type="string">
            <text:p>lit les ancres et motivations d'un fantôme</text:p>
          </table:table-cell>
        </table:table-row>
        <table:table-row table:style-name="ro2">
          <table:table-cell/>
          <table:table-cell office:value-type="string">
            <text:p>Utilitaire</text:p>
          </table:table-cell>
          <table:table-cell office:value-type="string">
            <text:p>Calling the Stalwart Servitor</text:p>
          </table:table-cell>
          <table:table-cell table:number-columns-repeated="2"/>
          <table:table-cell office:value-type="string">
            <text:p>Appeler un golem qui pourra effectuer de la manutention</text:p>
          </table:table-cell>
          <table:table-cell table:number-columns-repeated="3"/>
          <table:table-cell office:value-type="string">
            <text:p>Gentle Call of Lethe</text:p>
          </table:table-cell>
          <table:table-cell table:number-columns-repeated="2"/>
          <table:table-cell office:value-type="string">
            <text:p>empêche son porteur de renaître en tant que fantôme</text:p>
          </table:table-cell>
        </table:table-row>
        <table:table-row table:style-name="ro2">
          <table:table-cell table:number-columns-repeated="2"/>
          <table:table-cell office:value-type="string">
            <text:p>Open the Spirit Door</text:p>
          </table:table-cell>
          <table:table-cell table:number-columns-repeated="2"/>
          <table:table-cell office:value-type="string">
            <text:p>Accéder à un Sanctuaire</text:p>
          </table:table-cell>
          <table:table-cell table:number-columns-repeated="3"/>
          <table:table-cell office:value-type="string">
            <text:p>Silent Master's Pollen</text:p>
          </table:table-cell>
          <table:table-cell table:number-columns-repeated="2"/>
          <table:table-cell office:value-type="string">
            <text:p>jette le Lethe sur un fantôme</text:p>
          </table:table-cell>
        </table:table-row>
        <table:table-row table:style-name="ro2">
          <table:table-cell table:number-columns-repeated="2"/>
          <table:table-cell office:value-type="string">
            <text:p>River of Blood</text:p>
          </table:table-cell>
          <table:table-cell table:number-columns-repeated="2"/>
          <table:table-cell office:value-type="string">
            <text:p>Transforme un étang en lac de sang</text:p>
          </table:table-cell>
          <table:table-cell table:number-columns-repeated="3"/>
          <table:table-cell office:value-type="string">
            <text:p>Smoothing the Creese-Worn Mind</text:p>
          </table:table-cell>
          <table:table-cell table:number-columns-repeated="2"/>
          <table:table-cell office:value-type="string">
            <text:p>annule une heure les Murmures qui hantes les névruines</text:p>
          </table:table-cell>
        </table:table-row>
        <table:table-row table:style-name="ro2">
          <table:table-cell table:number-columns-repeated="2"/>
          <table:table-cell office:value-type="string">
            <text:p>Summoning of the Harvest</text:p>
          </table:table-cell>
          <table:table-cell table:number-columns-repeated="2"/>
          <table:table-cell office:value-type="string">
            <text:p>Fertilise un lieu</text:p>
          </table:table-cell>
          <table:table-cell table:number-columns-repeated="3"/>
          <table:table-cell office:value-type="string">
            <text:p>Trolling the Dark Water</text:p>
          </table:table-cell>
          <table:table-cell table:number-columns-repeated="2"/>
          <table:table-cell office:value-type="string">
            <text:p>rend visible et force à se matérialiser les fantômes dans la zone</text:p>
          </table:table-cell>
        </table:table-row>
        <table:table-row table:style-name="ro2">
          <table:table-cell table:number-columns-repeated="2"/>
          <table:table-cell office:value-type="string">
            <text:p>Virtuous Guardian of Flame</text:p>
          </table:table-cell>
          <table:table-cell table:number-columns-repeated="2"/>
          <table:table-cell office:value-type="string">
            <text:p>Invoque un gardien de flamme qui protège le sorcier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>
            <text:p>-</text:p>
          </table:table-cell>
          <table:table-cell office:value-type="string">
            <text:p>Blessed Dead Fools</text:p>
          </table:table-cell>
          <table:table-cell table:number-columns-repeated="2"/>
          <table:table-cell office:value-type="string">
            <text:p>Propose aux fantôme passant de jouer à la prochaine fête du nécromant</text:p>
          </table:table-cell>
        </table:table-row>
        <table:table-row table:style-name="ro2">
          <table:table-cell table:number-columns-repeated="2"/>
          <table:table-cell office:value-type="string">
            <text:p>Shadow Summon</text:p>
          </table:table-cell>
          <table:table-cell table:number-columns-repeated="2"/>
          <table:table-cell office:value-type="string">
            <text:p>Attrape l'ombre de quelqu'un</text:p>
          </table:table-cell>
          <table:table-cell table:number-columns-repeated="3"/>
          <table:table-cell office:value-type="string">
            <text:p>Blood Miror Speech</text:p>
          </table:table-cell>
          <table:table-cell table:number-columns-repeated="2"/>
          <table:table-cell office:value-type="string">
            <text:p>fait passer un message et sa réponse à travers un miroir</text:p>
          </table:table-cell>
        </table:table-row>
        <table:table-row table:style-name="ro2">
          <table:table-cell table:number-columns-repeated="2"/>
          <table:table-cell office:value-type="string">
            <text:p>Contremagie d'Emeraude</text:p>
          </table:table-cell>
          <table:table-cell table:number-columns-repeated="6"/>
          <table:table-cell office:value-type="string">
            <text:p>Death Inversion Loop</text:p>
          </table:table-cell>
          <table:table-cell table:number-columns-repeated="2"/>
          <table:table-cell office:value-type="string">
            <text:p>Repasse inlassablement le passé d'un fantôme dans sa tête</text:p>
          </table:table-cell>
        </table:table-row>
        <table:table-row table:style-name="ro2">
          <table:table-cell table:number-columns-repeated="9"/>
          <table:table-cell office:value-type="string">
            <text:p>Easing the Forsaken memory</text:p>
          </table:table-cell>
          <table:table-cell table:number-columns-repeated="2"/>
          <table:table-cell office:value-type="string">
            <text:p>Supprime (ou crée) un lieu hanté</text:p>
          </table:table-cell>
        </table:table-row>
        <table:table-row table:style-name="ro2">
          <table:table-cell table:style-name="ce2" office:value-type="string">
            <text:p>2ème Cercle</text:p>
          </table:table-cell>
          <table:table-cell office:value-type="string">
            <text:p>**</text:p>
          </table:table-cell>
          <table:table-cell office:value-type="string">
            <text:p>Unity of Dreams</text:p>
          </table:table-cell>
          <table:table-cell table:number-columns-repeated="2"/>
          <table:table-cell office:value-type="string">
            <text:p>unifie les membres du groupe à travers leurs rêves</text:p>
          </table:table-cell>
          <table:table-cell table:number-columns-repeated="3"/>
          <table:table-cell office:value-type="string">
            <text:p>Midnight Shadow Sun</text:p>
          </table:table-cell>
          <table:table-cell table:number-columns-repeated="2"/>
          <table:table-cell office:value-type="string">
            <text:p>ouvre la frontière d'une ombreterre pour faire passer de nombreuses personnes</text:p>
          </table:table-cell>
        </table:table-row>
        <table:table-row table:style-name="ro2">
          <table:table-cell table:number-columns-repeated="2"/>
          <table:table-cell office:value-type="string">
            <text:p>Hidden Judges of the Secret Flame</text:p>
          </table:table-cell>
          <table:table-cell table:number-columns-repeated="2"/>
          <table:table-cell office:value-type="string">
            <text:p>invoque les juges cachés</text:p>
          </table:table-cell>
          <table:table-cell table:number-columns-repeated="3"/>
          <table:table-cell office:value-type="string">
            <text:p>Ringing Rebuke</text:p>
          </table:table-cell>
          <table:table-cell table:number-columns-repeated="2"/>
          <table:table-cell office:value-type="string">
            <text:p>fait fuir les fantômes</text:p>
          </table:table-cell>
        </table:table-row>
        <table:table-row table:style-name="ro2">
          <table:table-cell table:number-columns-repeated="2"/>
          <table:table-cell office:value-type="string">
            <text:p>Contremagie de Saphir</text:p>
          </table:table-cell>
          <table:table-cell table:number-columns-repeated="4"/>
          <table:table-cell table:style-name="ce4"/>
          <table:table-cell table:style-name="ce7"/>
          <table:table-cell table:style-name="ce7" office:value-type="string">
            <text:p>Emperor's Chain</text:p>
          </table:table-cell>
          <table:table-cell table:style-name="ce7" table:number-columns-repeated="2"/>
          <table:table-cell table:style-name="ce12" office:value-type="string">
            <text:p>Ralentit tout les fantôme alentour</text:p>
          </table:table-cell>
        </table:table-row>
        <table:table-row table:style-name="ro2">
          <table:table-cell table:number-columns-repeated="7"/>
          <table:table-cell table:style-name="Default" table:number-columns-repeated="6"/>
        </table:table-row>
        <table:table-row table:style-name="ro2">
          <table:table-cell/>
          <table:table-cell office:value-type="string">
            <text:p>*</text:p>
          </table:table-cell>
          <table:table-cell office:value-type="string">
            <text:p>Imbue Amalgam</text:p>
          </table:table-cell>
          <table:table-cell table:number-columns-repeated="2"/>
          <table:table-cell office:value-type="string">
            <text:p>infuse la puissance d'un sortilège dans un être vivant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>
            <text:p>Mercury's Deliverance</text:p>
          </table:table-cell>
          <table:table-cell table:number-columns-repeated="2"/>
          <table:table-cell office:value-type="string">
            <text:p>empêche de lancer des sorts contre un lieu</text:p>
          </table:table-cell>
          <table:table-cell/>
          <table:table-cell table:style-name="ce1" office:value-type="string">
            <text:p>Personnels</text:p>
          </table:table-cell>
          <table:table-cell table:style-name="ce5" office:value-type="string">
            <text:p>Usage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ût</text:p>
          </table:table-cell>
          <table:table-cell table:style-name="ce5" office:value-type="string">
            <text:p>Durée</text:p>
          </table:table-cell>
          <table:table-cell table:style-name="ce10" office:value-type="string">
            <text:p>Note</text:p>
          </table:table-cell>
        </table:table-row>
        <table:table-row table:style-name="ro2">
          <table:table-cell table:number-columns-repeated="2"/>
          <table:table-cell office:value-type="string">
            <text:p>Whirlwind of Fate</text:p>
          </table:table-cell>
          <table:table-cell table:number-columns-repeated="2"/>
          <table:table-cell office:value-type="string">
            <text:p>construit une pool de dé pour atteindre un objectif fixé</text:p>
          </table:table-cell>
          <table:table-cell/>
          <table:table-cell table:style-name="ce2" office:value-type="string">
            <text:p>Sorcellerie</text:p>
          </table:table-cell>
          <table:table-cell table:style-name="ce8" office:value-type="string">
            <text:p>1er Cercle</text:p>
          </table:table-cell>
          <table:table-cell table:style-name="ce8" office:value-type="string">
            <text:p>Racines de l'Outremonde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+</text:p>
          </table:table-cell>
          <table:table-cell office:value-type="string">
            <text:p>Voyage Instantané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the Battle's End</text:p>
          </table:table-cell>
          <table:table-cell table:number-columns-repeated="2"/>
          <table:table-cell office:value-type="string">
            <text:p>Arrête un combat immédiatement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Outside World Within</text:p>
          </table:table-cell>
          <table:table-cell table:number-columns-repeated="2"/>
          <table:table-cell office:value-type="string">
            <text:p>Transforme une chambre en réplique exact d'un lie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adow Theft</text:p>
          </table:table-cell>
          <table:table-cell table:number-columns-repeated="2"/>
          <table:table-cell office:value-type="string">
            <text:p>emprisonne l'ombre de quelqu'un, le forçant à la cherch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adows of the Ancien Paste</text:p>
          </table:table-cell>
          <table:table-cell table:number-columns-repeated="2"/>
          <table:table-cell office:value-type="string">
            <text:p>Pour voir le passé d'un lieu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7" table:number-columns-repeated="4"/>
          <table:table-cell table:style-name="ce12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4"/>
          <table:table-cell table:style-name="ce7" table:number-columns-repeated="4"/>
          <table:table-cell table:style-name="ce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28/02/2014</text:date>, <text:time>00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51S</meta:editing-duration>
    <meta:editing-cycles>8</meta:editing-cycles>
    <meta:generator>OpenOffice/4.0.1$Win32 OpenOffice.org_project/401m5$Build-9714</meta:generator>
    <dc:date>2014-02-28T00:37:58.39</dc:date>
    <dc:creator>Eraneir Eraneir</dc:creator>
    <meta:document-statistic meta:table-count="2" meta:cell-count="409" meta:object-count="0"/>
    <meta:user-defined meta:name="Info 1"/>
    <meta:user-defined meta:name="Info 2"/>
    <meta:user-defined meta:name="Info 3"/>
    <meta:user-defined meta:name="Info 4"/>
  </office:meta>
</office:document-meta>
</file>